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stext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cc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.54075" calcext:value-type="float">
            <text:p>0.54075</text:p>
          </table:table-cell>
          <table:table-cell office:value-type="float" office:value="0.522899690924417" calcext:value-type="float">
            <text:p>0.522899690924417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669544882173053" calcext:value-type="float">
            <text:p>0.669544882173053</text:p>
          </table:table-cell>
          <table:table-cell table:number-columns-repeated="7"/>
          <table:table-cell table:formula="of:=RANDBETWEEN(0;100)" office:value-type="float" office:value="30" calcext:value-type="float">
            <text:p>30</text:p>
          </table:table-cell>
          <table:table-cell table:formula="of:=[.L3]/100000" office:value-type="float" office:value="0.0003" calcext:value-type="float">
            <text:p>0.0003</text:p>
          </table:table-cell>
          <table:table-cell table:formula="of:=[.A3]+[.M3]" office:value-type="float" office:value="0.54105" calcext:value-type="float">
            <text:p>0.54105</text:p>
          </table:table-cell>
          <table:table-cell/>
          <table:table-cell table:formula="of:=RANDBETWEEN(0;100)/100000 + [.A3]" office:value-type="float" office:value="0.5416" calcext:value-type="float">
            <text:p>0.5416</text:p>
          </table:table-cell>
        </table:table-row>
        <table:table-row table:style-name="ro1">
          <table:table-cell office:value-type="float" office:value="0.54125" calcext:value-type="float">
            <text:p>0.54125</text:p>
          </table:table-cell>
          <table:table-cell office:value-type="float" office:value="0.523947750362845" calcext:value-type="float">
            <text:p>0.523947750362845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662993572084481" calcext:value-type="float">
            <text:p>0.662993572084481</text:p>
          </table:table-cell>
          <table:table-cell table:number-columns-repeated="7"/>
          <table:table-cell table:formula="of:=RANDBETWEEN(0;100)" office:value-type="float" office:value="82" calcext:value-type="float">
            <text:p>82</text:p>
          </table:table-cell>
          <table:table-cell table:formula="of:=[.L4]/100000" office:value-type="float" office:value="0.00082" calcext:value-type="float">
            <text:p>0.00082</text:p>
          </table:table-cell>
          <table:table-cell table:formula="of:=[.A4]+[.M4]" office:value-type="float" office:value="0.54207" calcext:value-type="float">
            <text:p>0.54207</text:p>
          </table:table-cell>
          <table:table-cell/>
          <table:table-cell table:formula="of:=RANDBETWEEN(0;100)/100000 + [.A4]" office:value-type="float" office:value="0.5417" calcext:value-type="float">
            <text:p>0.5417</text:p>
          </table:table-cell>
        </table:table-row>
        <table:table-row table:style-name="ro1">
          <table:table-cell office:value-type="float" office:value="0.53825" calcext:value-type="float">
            <text:p>0.53825</text:p>
          </table:table-cell>
          <table:table-cell office:value-type="float" office:value="0.521838424207822" calcext:value-type="float">
            <text:p>0.521838424207822</text:p>
          </table:table-cell>
          <table:table-cell office:value-type="float" office:value="0.914" calcext:value-type="float">
            <text:p>0.914</text:p>
          </table:table-cell>
          <table:table-cell office:value-type="float" office:value="0.664364891877158" calcext:value-type="float">
            <text:p>0.664364891877158</text:p>
          </table:table-cell>
          <table:table-cell table:number-columns-repeated="7"/>
          <table:table-cell table:formula="of:=RANDBETWEEN(0;100)" office:value-type="float" office:value="52" calcext:value-type="float">
            <text:p>52</text:p>
          </table:table-cell>
          <table:table-cell table:formula="of:=[.L5]/100000" office:value-type="float" office:value="0.00052" calcext:value-type="float">
            <text:p>0.00052</text:p>
          </table:table-cell>
          <table:table-cell table:formula="of:=[.A5]+[.M5]" office:value-type="float" office:value="0.53877" calcext:value-type="float">
            <text:p>0.53877</text:p>
          </table:table-cell>
          <table:table-cell/>
          <table:table-cell table:formula="of:=RANDBETWEEN(0;100)/100000 + [.A5]" office:value-type="float" office:value="0.53837" calcext:value-type="float">
            <text:p>0.53837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523468803663423" calcext:value-type="float">
            <text:p>0.52346880366342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665817255187477" calcext:value-type="float">
            <text:p>0.665817255187477</text:p>
          </table:table-cell>
          <table:table-cell table:number-columns-repeated="7"/>
          <table:table-cell table:formula="of:=RANDBETWEEN(0;100)" office:value-type="float" office:value="79" calcext:value-type="float">
            <text:p>79</text:p>
          </table:table-cell>
          <table:table-cell table:formula="of:=[.L6]/100000" office:value-type="float" office:value="0.00079" calcext:value-type="float">
            <text:p>0.00079</text:p>
          </table:table-cell>
          <table:table-cell table:formula="of:=[.A6]+[.M6]" office:value-type="float" office:value="0.54179" calcext:value-type="float">
            <text:p>0.54179</text:p>
          </table:table-cell>
          <table:table-cell/>
          <table:table-cell table:formula="of:=RANDBETWEEN(0;100)/100000 + [.A6]" office:value-type="float" office:value="0.54108" calcext:value-type="float">
            <text:p>0.54108</text:p>
          </table:table-cell>
        </table:table-row>
        <table:table-row table:style-name="ro1">
          <table:table-cell office:value-type="float" office:value="0.5095" calcext:value-type="float">
            <text:p>0.5095</text:p>
          </table:table-cell>
          <table:table-cell office:value-type="float" office:value="0.504912099276112" calcext:value-type="float">
            <text:p>0.504912099276112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665644171779141" calcext:value-type="float">
            <text:p>0.665644171779141</text:p>
          </table:table-cell>
          <table:table-cell table:number-columns-repeated="7"/>
          <table:table-cell table:formula="of:=RANDBETWEEN(0;100)" office:value-type="float" office:value="91" calcext:value-type="float">
            <text:p>91</text:p>
          </table:table-cell>
          <table:table-cell table:formula="of:=[.L7]/100000" office:value-type="float" office:value="0.00091" calcext:value-type="float">
            <text:p>0.00091</text:p>
          </table:table-cell>
          <table:table-cell table:formula="of:=[.A7]+[.M7]" office:value-type="float" office:value="0.51041" calcext:value-type="float">
            <text:p>0.51041</text:p>
          </table:table-cell>
          <table:table-cell/>
          <table:table-cell table:formula="of:=RANDBETWEEN(0;100)/100000 + [.A7]" office:value-type="float" office:value="0.51007" calcext:value-type="float">
            <text:p>0.51007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507816571130797" calcext:value-type="float">
            <text:p>0.507816571130797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667694415895855" calcext:value-type="float">
            <text:p>0.667694415895855</text:p>
          </table:table-cell>
          <table:table-cell table:number-columns-repeated="7"/>
          <table:table-cell table:formula="of:=RANDBETWEEN(0;100)" office:value-type="float" office:value="6" calcext:value-type="float">
            <text:p>6</text:p>
          </table:table-cell>
          <table:table-cell table:formula="of:=[.L8]/100000" office:value-type="float" office:value="0.00006" calcext:value-type="float">
            <text:p>6E-05</text:p>
          </table:table-cell>
          <table:table-cell table:formula="of:=[.A8]+[.M8]" office:value-type="float" office:value="0.51506" calcext:value-type="float">
            <text:p>0.51506</text:p>
          </table:table-cell>
          <table:table-cell/>
          <table:table-cell table:formula="of:=RANDBETWEEN(0;100)/100000 + [.A8]" office:value-type="float" office:value="0.51591" calcext:value-type="float">
            <text:p>0.51591</text:p>
          </table:table-cell>
        </table:table-row>
        <table:table-row table:style-name="ro1">
          <table:table-cell office:value-type="float" office:value="0.52725" calcext:value-type="float">
            <text:p>0.52725</text:p>
          </table:table-cell>
          <table:table-cell office:value-type="float" office:value="0.514467746217149" calcext:value-type="float">
            <text:p>0.514467746217149</text:p>
          </table:table-cell>
          <table:table-cell office:value-type="float" office:value="0.969" calcext:value-type="float">
            <text:p>0.969</text:p>
          </table:table-cell>
          <table:table-cell office:value-type="float" office:value="0.672099878619733" calcext:value-type="float">
            <text:p>0.672099878619733</text:p>
          </table:table-cell>
          <table:table-cell table:number-columns-repeated="7"/>
          <table:table-cell table:formula="of:=RANDBETWEEN(0;100)" office:value-type="float" office:value="18" calcext:value-type="float">
            <text:p>18</text:p>
          </table:table-cell>
          <table:table-cell table:formula="of:=[.L9]/100000" office:value-type="float" office:value="0.00018" calcext:value-type="float">
            <text:p>0.00018</text:p>
          </table:table-cell>
          <table:table-cell table:formula="of:=[.A9]+[.M9]" office:value-type="float" office:value="0.52743" calcext:value-type="float">
            <text:p>0.52743</text:p>
          </table:table-cell>
          <table:table-cell/>
          <table:table-cell table:formula="of:=RANDBETWEEN(0;100)/100000 + [.A9]" office:value-type="float" office:value="0.5273" calcext:value-type="float">
            <text:p>0.5273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507205352547607" calcext:value-type="float">
            <text:p>0.507205352547607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669724770642202" calcext:value-type="float">
            <text:p>0.669724770642202</text:p>
          </table:table-cell>
          <table:table-cell table:number-columns-repeated="7"/>
          <table:table-cell table:formula="of:=RANDBETWEEN(0;100)" office:value-type="float" office:value="20" calcext:value-type="float">
            <text:p>20</text:p>
          </table:table-cell>
          <table:table-cell table:formula="of:=[.L10]/100000" office:value-type="float" office:value="0.0002" calcext:value-type="float">
            <text:p>0.0002</text:p>
          </table:table-cell>
          <table:table-cell table:formula="of:=[.A10]+[.M10]" office:value-type="float" office:value="0.5142" calcext:value-type="float">
            <text:p>0.5142</text:p>
          </table:table-cell>
          <table:table-cell/>
          <table:table-cell table:formula="of:=RANDBETWEEN(0;100)/100000 + [.A10]" office:value-type="float" office:value="0.51402" calcext:value-type="float">
            <text:p>0.51402</text:p>
          </table:table-cell>
        </table:table-row>
        <table:table-row table:style-name="ro1">
          <table:table-cell office:value-type="float" office:value="0.51525" calcext:value-type="float">
            <text:p>0.51525</text:p>
          </table:table-cell>
          <table:table-cell office:value-type="float" office:value="0.507986383870123" calcext:value-type="float">
            <text:p>0.507986383870123</text:p>
          </table:table-cell>
          <table:table-cell office:value-type="float" office:value="0.97" calcext:value-type="float">
            <text:p>0.97</text:p>
          </table:table-cell>
          <table:table-cell office:value-type="float" office:value="0.666781233888984" calcext:value-type="float">
            <text:p>0.666781233888984</text:p>
          </table:table-cell>
          <table:table-cell table:number-columns-repeated="7"/>
          <table:table-cell table:formula="of:=RANDBETWEEN(0;100)" office:value-type="float" office:value="2" calcext:value-type="float">
            <text:p>2</text:p>
          </table:table-cell>
          <table:table-cell table:formula="of:=[.L11]/100000" office:value-type="float" office:value="0.00002" calcext:value-type="float">
            <text:p>2E-05</text:p>
          </table:table-cell>
          <table:table-cell table:formula="of:=[.A11]+[.M11]" office:value-type="float" office:value="0.51527" calcext:value-type="float">
            <text:p>0.51527</text:p>
          </table:table-cell>
          <table:table-cell/>
          <table:table-cell table:formula="of:=RANDBETWEEN(0;100)/100000 + [.A11]" office:value-type="float" office:value="0.51558" calcext:value-type="float">
            <text:p>0.51558</text:p>
          </table:table-cell>
        </table:table-row>
        <table:table-row table:style-name="ro1">
          <table:table-cell office:value-type="float" office:value="0.51525" calcext:value-type="float">
            <text:p>0.51525</text:p>
          </table:table-cell>
          <table:table-cell office:value-type="float" office:value="0.507924136139257" calcext:value-type="float">
            <text:p>0.507924136139257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68490340229099" calcext:value-type="float">
            <text:p>0.668490340229099</text:p>
          </table:table-cell>
          <table:table-cell table:number-columns-repeated="7"/>
          <table:table-cell table:formula="of:=RANDBETWEEN(0;100)" office:value-type="float" office:value="18" calcext:value-type="float">
            <text:p>18</text:p>
          </table:table-cell>
          <table:table-cell table:formula="of:=[.L12]/100000" office:value-type="float" office:value="0.00018" calcext:value-type="float">
            <text:p>0.00018</text:p>
          </table:table-cell>
          <table:table-cell table:formula="of:=[.A12]+[.M12]" office:value-type="float" office:value="0.51543" calcext:value-type="float">
            <text:p>0.51543</text:p>
          </table:table-cell>
          <table:table-cell/>
          <table:table-cell table:formula="of:=RANDBETWEEN(0;100)/100000 + [.A12]" office:value-type="float" office:value="0.5155" calcext:value-type="float">
            <text:p>0.5155</text:p>
          </table:table-cell>
        </table:table-row>
        <table:table-row table:style-name="ro1">
          <table:table-cell office:value-type="float" office:value="0.51875" calcext:value-type="float">
            <text:p>0.51875</text:p>
          </table:table-cell>
          <table:table-cell office:value-type="float" office:value="0.509845103701759" calcext:value-type="float">
            <text:p>0.509845103701759</text:p>
          </table:table-cell>
          <table:table-cell office:value-type="float" office:value="0.971" calcext:value-type="float">
            <text:p>0.971</text:p>
          </table:table-cell>
          <table:table-cell office:value-type="float" office:value="0.668617662248235" calcext:value-type="float">
            <text:p>0.668617662248235</text:p>
          </table:table-cell>
          <table:table-cell table:number-columns-repeated="7"/>
          <table:table-cell table:formula="of:=RANDBETWEEN(0;100)" office:value-type="float" office:value="99" calcext:value-type="float">
            <text:p>99</text:p>
          </table:table-cell>
          <table:table-cell table:formula="of:=[.L13]/100000" office:value-type="float" office:value="0.00099" calcext:value-type="float">
            <text:p>0.00099</text:p>
          </table:table-cell>
          <table:table-cell table:formula="of:=[.A13]+[.M13]" office:value-type="float" office:value="0.51974" calcext:value-type="float">
            <text:p>0.51974</text:p>
          </table:table-cell>
          <table:table-cell/>
          <table:table-cell table:formula="of:=RANDBETWEEN(0;100)/100000 + [.A13]" office:value-type="float" office:value="0.51955" calcext:value-type="float">
            <text:p>0.51955</text:p>
          </table:table-cell>
        </table:table-row>
        <table:table-row table:style-name="ro1">
          <table:table-cell office:value-type="float" office:value="0.50825" calcext:value-type="float">
            <text:p>0.50825</text:p>
          </table:table-cell>
          <table:table-cell office:value-type="float" office:value="0.504262464479463" calcext:value-type="float">
            <text:p>0.504262464479463</text:p>
          </table:table-cell>
          <table:table-cell office:value-type="float" office:value="0.976" calcext:value-type="float">
            <text:p>0.976</text:p>
          </table:table-cell>
          <table:table-cell office:value-type="float" office:value="0.664963379322092" calcext:value-type="float">
            <text:p>0.664963379322092</text:p>
          </table:table-cell>
          <table:table-cell table:number-columns-repeated="7"/>
          <table:table-cell table:formula="of:=RANDBETWEEN(0;100)" office:value-type="float" office:value="68" calcext:value-type="float">
            <text:p>68</text:p>
          </table:table-cell>
          <table:table-cell table:formula="of:=[.L14]/100000" office:value-type="float" office:value="0.00068" calcext:value-type="float">
            <text:p>0.00068</text:p>
          </table:table-cell>
          <table:table-cell table:formula="of:=[.A14]+[.M14]" office:value-type="float" office:value="0.50893" calcext:value-type="float">
            <text:p>0.50893</text:p>
          </table:table-cell>
          <table:table-cell/>
          <table:table-cell table:formula="of:=RANDBETWEEN(0;100)/100000 + [.A14]" office:value-type="float" office:value="0.5089" calcext:value-type="float">
            <text:p>0.5089</text:p>
          </table:table-cell>
        </table:table-row>
        <table:table-row table:style-name="ro1">
          <table:table-cell office:value-type="float" office:value="0.5065" calcext:value-type="float">
            <text:p>0.5065</text:p>
          </table:table-cell>
          <table:table-cell office:value-type="float" office:value="0.503335043612109" calcext:value-type="float">
            <text:p>0.503335043612109</text:p>
          </table:table-cell>
          <table:table-cell office:value-type="float" office:value="0.981" calcext:value-type="float">
            <text:p>0.981</text:p>
          </table:table-cell>
          <table:table-cell office:value-type="float" office:value="0.665310274669379" calcext:value-type="float">
            <text:p>0.665310274669379</text:p>
          </table:table-cell>
          <table:table-cell table:number-columns-repeated="7"/>
          <table:table-cell table:formula="of:=RANDBETWEEN(0;100)" office:value-type="float" office:value="61" calcext:value-type="float">
            <text:p>61</text:p>
          </table:table-cell>
          <table:table-cell table:formula="of:=[.L15]/100000" office:value-type="float" office:value="0.00061" calcext:value-type="float">
            <text:p>0.00061</text:p>
          </table:table-cell>
          <table:table-cell table:formula="of:=[.A15]+[.M15]" office:value-type="float" office:value="0.50711" calcext:value-type="float">
            <text:p>0.50711</text:p>
          </table:table-cell>
          <table:table-cell/>
          <table:table-cell table:formula="of:=RANDBETWEEN(0;100)/100000 + [.A15]" office:value-type="float" office:value="0.50721" calcext:value-type="float">
            <text:p>0.50721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504615384615385" calcext:value-type="float">
            <text:p>0.504615384615385</text:p>
          </table:table-cell>
          <table:table-cell office:value-type="float" office:value="0.984" calcext:value-type="float">
            <text:p>0.984</text:p>
          </table:table-cell>
          <table:table-cell office:value-type="float" office:value="0.667118644067797" calcext:value-type="float">
            <text:p>0.667118644067797</text:p>
          </table:table-cell>
          <table:table-cell table:number-columns-repeated="7"/>
          <table:table-cell table:formula="of:=RANDBETWEEN(0;100)" office:value-type="float" office:value="48" calcext:value-type="float">
            <text:p>48</text:p>
          </table:table-cell>
          <table:table-cell table:formula="of:=[.L16]/100000" office:value-type="float" office:value="0.00048" calcext:value-type="float">
            <text:p>0.00048</text:p>
          </table:table-cell>
          <table:table-cell table:formula="of:=[.A16]+[.M16]" office:value-type="float" office:value="0.50948" calcext:value-type="float">
            <text:p>0.50948</text:p>
          </table:table-cell>
          <table:table-cell/>
          <table:table-cell table:formula="of:=RANDBETWEEN(0;100)/100000 + [.A16]" office:value-type="float" office:value="0.50931" calcext:value-type="float">
            <text:p>0.50931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502031488065008" calcext:value-type="float">
            <text:p>0.502031488065008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665880767935332" calcext:value-type="float">
            <text:p>0.665880767935332</text:p>
          </table:table-cell>
          <table:table-cell table:number-columns-repeated="7"/>
          <table:table-cell table:formula="of:=RANDBETWEEN(0;100)" office:value-type="float" office:value="48" calcext:value-type="float">
            <text:p>48</text:p>
          </table:table-cell>
          <table:table-cell table:formula="of:=[.L17]/100000" office:value-type="float" office:value="0.00048" calcext:value-type="float">
            <text:p>0.00048</text:p>
          </table:table-cell>
          <table:table-cell table:formula="of:=[.A17]+[.M17]" office:value-type="float" office:value="0.50448" calcext:value-type="float">
            <text:p>0.50448</text:p>
          </table:table-cell>
          <table:table-cell/>
          <table:table-cell table:formula="of:=RANDBETWEEN(0;100)/100000 + [.A17]" office:value-type="float" office:value="0.50443" calcext:value-type="float">
            <text:p>0.50443</text:p>
          </table:table-cell>
        </table:table-row>
        <table:table-row table:style-name="ro1">
          <table:table-cell office:value-type="float" office:value="0.50325" calcext:value-type="float">
            <text:p>0.50325</text:p>
          </table:table-cell>
          <table:table-cell office:value-type="float" office:value="0.501643489254109" calcext:value-type="float">
            <text:p>0.501643489254109</text:p>
          </table:table-cell>
          <table:table-cell office:value-type="float" office:value="0.992" calcext:value-type="float">
            <text:p>0.992</text:p>
          </table:table-cell>
          <table:table-cell office:value-type="float" office:value="0.666330814441645" calcext:value-type="float">
            <text:p>0.666330814441645</text:p>
          </table:table-cell>
          <table:table-cell table:number-columns-repeated="7"/>
          <table:table-cell table:formula="of:=RANDBETWEEN(0;100)" office:value-type="float" office:value="82" calcext:value-type="float">
            <text:p>82</text:p>
          </table:table-cell>
          <table:table-cell table:formula="of:=[.L18]/100000" office:value-type="float" office:value="0.00082" calcext:value-type="float">
            <text:p>0.00082</text:p>
          </table:table-cell>
          <table:table-cell table:formula="of:=[.A18]+[.M18]" office:value-type="float" office:value="0.50407" calcext:value-type="float">
            <text:p>0.50407</text:p>
          </table:table-cell>
          <table:table-cell/>
          <table:table-cell table:formula="of:=RANDBETWEEN(0;100)/100000 + [.A18]" office:value-type="float" office:value="0.50371" calcext:value-type="float">
            <text:p>0.50371</text:p>
          </table:table-cell>
        </table:table-row>
        <table:table-row table:style-name="ro1">
          <table:table-cell office:value-type="float" office:value="0.51075" calcext:value-type="float">
            <text:p>0.51075</text:p>
          </table:table-cell>
          <table:table-cell office:value-type="float" office:value="0.505531258039619" calcext:value-type="float">
            <text:p>0.505531258039619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667572617632071" calcext:value-type="float">
            <text:p>0.667572617632071</text:p>
          </table:table-cell>
          <table:table-cell table:number-columns-repeated="7"/>
          <table:table-cell table:formula="of:=RANDBETWEEN(0;100)" office:value-type="float" office:value="45" calcext:value-type="float">
            <text:p>45</text:p>
          </table:table-cell>
          <table:table-cell table:formula="of:=[.L19]/100000" office:value-type="float" office:value="0.00045" calcext:value-type="float">
            <text:p>0.00045</text:p>
          </table:table-cell>
          <table:table-cell table:formula="of:=[.A19]+[.M19]" office:value-type="float" office:value="0.5112" calcext:value-type="float">
            <text:p>0.5112</text:p>
          </table:table-cell>
          <table:table-cell/>
          <table:table-cell table:formula="of:=RANDBETWEEN(0;100)/100000 + [.A19]" office:value-type="float" office:value="0.51146" calcext:value-type="float">
            <text:p>0.51146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502534211860112" calcext:value-type="float">
            <text:p>0.502534211860112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667003027245207" calcext:value-type="float">
            <text:p>0.667003027245207</text:p>
          </table:table-cell>
          <table:table-cell table:number-columns-repeated="7"/>
          <table:table-cell table:formula="of:=RANDBETWEEN(0;100)" office:value-type="float" office:value="50" calcext:value-type="float">
            <text:p>50</text:p>
          </table:table-cell>
          <table:table-cell table:formula="of:=[.L20]/100000" office:value-type="float" office:value="0.0005" calcext:value-type="float">
            <text:p>0.0005</text:p>
          </table:table-cell>
          <table:table-cell table:formula="of:=[.A20]+[.M20]" office:value-type="float" office:value="0.5055" calcext:value-type="float">
            <text:p>0.5055</text:p>
          </table:table-cell>
          <table:table-cell/>
          <table:table-cell table:formula="of:=RANDBETWEEN(0;100)/100000 + [.A20]" office:value-type="float" office:value="0.50537" calcext:value-type="float">
            <text:p>0.50537</text:p>
          </table:table-cell>
        </table:table-row>
        <table:table-row table:style-name="ro1">
          <table:table-cell office:value-type="float" office:value="0.5065" calcext:value-type="float">
            <text:p>0.5065</text:p>
          </table:table-cell>
          <table:table-cell office:value-type="float" office:value="0.503304524656838" calcext:value-type="float">
            <text:p>0.503304524656838</text:p>
          </table:table-cell>
          <table:table-cell office:value-type="float" office:value="0.99" calcext:value-type="float">
            <text:p>0.99</text:p>
          </table:table-cell>
          <table:table-cell office:value-type="float" office:value="0.667340748230536" calcext:value-type="float">
            <text:p>0.667340748230536</text:p>
          </table:table-cell>
          <table:table-cell table:number-columns-repeated="7"/>
          <table:table-cell table:formula="of:=RANDBETWEEN(0;100)" office:value-type="float" office:value="64" calcext:value-type="float">
            <text:p>64</text:p>
          </table:table-cell>
          <table:table-cell table:formula="of:=[.L21]/100000" office:value-type="float" office:value="0.00064" calcext:value-type="float">
            <text:p>0.00064</text:p>
          </table:table-cell>
          <table:table-cell table:formula="of:=[.A21]+[.M21]" office:value-type="float" office:value="0.50714" calcext:value-type="float">
            <text:p>0.50714</text:p>
          </table:table-cell>
          <table:table-cell/>
          <table:table-cell table:formula="of:=RANDBETWEEN(0;100)/100000 + [.A21]" office:value-type="float" office:value="0.50671" calcext:value-type="float">
            <text:p>0.50671</text:p>
          </table:table-cell>
        </table:table-row>
        <table:table-row table:style-name="ro1">
          <table:table-cell office:value-type="float" office:value="0.5035" calcext:value-type="float">
            <text:p>0.5035</text:p>
          </table:table-cell>
          <table:table-cell office:value-type="float" office:value="0.501767676767677" calcext:value-type="float">
            <text:p>0.501767676767677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666778523489933" calcext:value-type="float">
            <text:p>0.666778523489933</text:p>
          </table:table-cell>
          <table:table-cell table:number-columns-repeated="7"/>
          <table:table-cell table:formula="of:=RANDBETWEEN(0;100)" office:value-type="float" office:value="7" calcext:value-type="float">
            <text:p>7</text:p>
          </table:table-cell>
          <table:table-cell table:formula="of:=[.L22]/100000" office:value-type="float" office:value="0.00007" calcext:value-type="float">
            <text:p>7E-05</text:p>
          </table:table-cell>
          <table:table-cell table:formula="of:=[.A22]+[.M22]" office:value-type="float" office:value="0.50357" calcext:value-type="float">
            <text:p>0.50357</text:p>
          </table:table-cell>
          <table:table-cell/>
          <table:table-cell table:formula="of:=RANDBETWEEN(0;100)/100000 + [.A22]" office:value-type="float" office:value="0.50397" calcext:value-type="float">
            <text:p>0.50397</text:p>
          </table:table-cell>
        </table:table-row>
        <table:table-row table:style-name="ro1">
          <table:table-cell office:value-type="float" office:value="0.5275" calcext:value-type="float">
            <text:p>0.5275</text:p>
          </table:table-cell>
          <table:table-cell office:value-type="float" office:value="0.514698022447889" calcext:value-type="float">
            <text:p>0.514698022447889</text:p>
          </table:table-cell>
          <table:table-cell office:value-type="float" office:value="0.963" calcext:value-type="float">
            <text:p>0.963</text:p>
          </table:table-cell>
          <table:table-cell office:value-type="float" office:value="0.670846394984326" calcext:value-type="float">
            <text:p>0.670846394984326</text:p>
          </table:table-cell>
          <table:table-cell table:number-columns-repeated="7"/>
          <table:table-cell table:formula="of:=RANDBETWEEN(0;100)" office:value-type="float" office:value="59" calcext:value-type="float">
            <text:p>59</text:p>
          </table:table-cell>
          <table:table-cell table:formula="of:=[.L23]/100000" office:value-type="float" office:value="0.00059" calcext:value-type="float">
            <text:p>0.00059</text:p>
          </table:table-cell>
          <table:table-cell table:formula="of:=[.A23]+[.M23]" office:value-type="float" office:value="0.52809" calcext:value-type="float">
            <text:p>0.52809</text:p>
          </table:table-cell>
          <table:table-cell/>
          <table:table-cell table:formula="of:=RANDBETWEEN(0;100)/100000 + [.A23]" office:value-type="float" office:value="0.52789" calcext:value-type="float">
            <text:p>0.52789</text:p>
          </table:table-cell>
        </table:table-row>
        <table:table-row table:style-name="ro1">
          <table:table-cell office:value-type="float" office:value="0.52575" calcext:value-type="float">
            <text:p>0.52575</text:p>
          </table:table-cell>
          <table:table-cell office:value-type="float" office:value="0.513722355448974" calcext:value-type="float">
            <text:p>0.513722355448974</text:p>
          </table:table-cell>
          <table:table-cell office:value-type="float" office:value="0.964" calcext:value-type="float">
            <text:p>0.964</text:p>
          </table:table-cell>
          <table:table-cell office:value-type="float" office:value="0.670258995306796" calcext:value-type="float">
            <text:p>0.670258995306796</text:p>
          </table:table-cell>
          <table:table-cell table:number-columns-repeated="7"/>
          <table:table-cell table:formula="of:=RANDBETWEEN(0;100)" office:value-type="float" office:value="17" calcext:value-type="float">
            <text:p>17</text:p>
          </table:table-cell>
          <table:table-cell table:formula="of:=[.L24]/100000" office:value-type="float" office:value="0.00017" calcext:value-type="float">
            <text:p>0.00017</text:p>
          </table:table-cell>
          <table:table-cell table:formula="of:=[.A24]+[.M24]" office:value-type="float" office:value="0.52592" calcext:value-type="float">
            <text:p>0.52592</text:p>
          </table:table-cell>
          <table:table-cell/>
          <table:table-cell table:formula="of:=RANDBETWEEN(0;100)/100000 + [.A24]" office:value-type="float" office:value="0.52592" calcext:value-type="float">
            <text:p>0.52592</text:p>
          </table:table-cell>
        </table:table-row>
        <table:table-row table:style-name="ro1">
          <table:table-cell office:value-type="float" office:value="0.53625" calcext:value-type="float">
            <text:p>0.53625</text:p>
          </table:table-cell>
          <table:table-cell office:value-type="float" office:value="0.519803332422835" calcext:value-type="float">
            <text:p>0.519803332422835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672319378201731" calcext:value-type="float">
            <text:p>0.672319378201731</text:p>
          </table:table-cell>
          <table:table-cell table:number-columns-repeated="7"/>
          <table:table-cell table:formula="of:=RANDBETWEEN(0;100)" office:value-type="float" office:value="41" calcext:value-type="float">
            <text:p>41</text:p>
          </table:table-cell>
          <table:table-cell table:formula="of:=[.L25]/100000" office:value-type="float" office:value="0.00041" calcext:value-type="float">
            <text:p>0.00041</text:p>
          </table:table-cell>
          <table:table-cell table:formula="of:=[.A25]+[.M25]" office:value-type="float" office:value="0.53666" calcext:value-type="float">
            <text:p>0.53666</text:p>
          </table:table-cell>
          <table:table-cell/>
          <table:table-cell table:formula="of:=RANDBETWEEN(0;100)/100000 + [.A25]" office:value-type="float" office:value="0.53643" calcext:value-type="float">
            <text:p>0.53643</text:p>
          </table:table-cell>
        </table:table-row>
        <table:table-row table:style-name="ro1">
          <table:table-cell office:value-type="float" office:value="0.5395" calcext:value-type="float">
            <text:p>0.5395</text:p>
          </table:table-cell>
          <table:table-cell office:value-type="float" office:value="0.521328293736501" calcext:value-type="float">
            <text:p>0.521328293736501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677068723702665" calcext:value-type="float">
            <text:p>0.677068723702665</text:p>
          </table:table-cell>
          <table:table-cell table:number-columns-repeated="7"/>
          <table:table-cell table:formula="of:=RANDBETWEEN(0;100)" office:value-type="float" office:value="32" calcext:value-type="float">
            <text:p>32</text:p>
          </table:table-cell>
          <table:table-cell table:formula="of:=[.L26]/100000" office:value-type="float" office:value="0.00032" calcext:value-type="float">
            <text:p>0.00032</text:p>
          </table:table-cell>
          <table:table-cell table:formula="of:=[.A26]+[.M26]" office:value-type="float" office:value="0.53982" calcext:value-type="float">
            <text:p>0.53982</text:p>
          </table:table-cell>
          <table:table-cell/>
          <table:table-cell table:formula="of:=RANDBETWEEN(0;100)/100000 + [.A26]" office:value-type="float" office:value="0.53969" calcext:value-type="float">
            <text:p>0.53969</text:p>
          </table:table-cell>
        </table:table-row>
        <table:table-row table:style-name="ro1">
          <table:table-cell office:value-type="float" office:value="0.5345" calcext:value-type="float">
            <text:p>0.5345</text:p>
          </table:table-cell>
          <table:table-cell office:value-type="float" office:value="0.518588362068966" calcext:value-type="float">
            <text:p>0.518588362068966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674019607843137" calcext:value-type="float">
            <text:p>0.674019607843137</text:p>
          </table:table-cell>
          <table:table-cell table:number-columns-repeated="7"/>
          <table:table-cell table:formula="of:=RANDBETWEEN(0;100)" office:value-type="float" office:value="37" calcext:value-type="float">
            <text:p>37</text:p>
          </table:table-cell>
          <table:table-cell table:formula="of:=[.L27]/100000" office:value-type="float" office:value="0.00037" calcext:value-type="float">
            <text:p>0.00037</text:p>
          </table:table-cell>
          <table:table-cell table:formula="of:=[.A27]+[.M27]" office:value-type="float" office:value="0.53487" calcext:value-type="float">
            <text:p>0.53487</text:p>
          </table:table-cell>
          <table:table-cell/>
          <table:table-cell table:formula="of:=RANDBETWEEN(0;100)/100000 + [.A27]" office:value-type="float" office:value="0.53534" calcext:value-type="float">
            <text:p>0.53534</text:p>
          </table:table-cell>
        </table:table-row>
        <table:table-row table:style-name="ro1">
          <table:table-cell office:value-type="float" office:value="0.5095" calcext:value-type="float">
            <text:p>0.5095</text:p>
          </table:table-cell>
          <table:table-cell office:value-type="float" office:value="0.504849412965799" calcext:value-type="float">
            <text:p>0.504849412965799</text:p>
          </table:table-cell>
          <table:table-cell office:value-type="float" office:value="0.989" calcext:value-type="float">
            <text:p>0.989</text:p>
          </table:table-cell>
          <table:table-cell office:value-type="float" office:value="0.668469077391011" calcext:value-type="float">
            <text:p>0.668469077391011</text:p>
          </table:table-cell>
          <table:table-cell table:number-columns-repeated="7"/>
          <table:table-cell table:formula="of:=RANDBETWEEN(0;100)" office:value-type="float" office:value="66" calcext:value-type="float">
            <text:p>66</text:p>
          </table:table-cell>
          <table:table-cell table:formula="of:=[.L28]/100000" office:value-type="float" office:value="0.00066" calcext:value-type="float">
            <text:p>0.00066</text:p>
          </table:table-cell>
          <table:table-cell table:formula="of:=[.A28]+[.M28]" office:value-type="float" office:value="0.51016" calcext:value-type="float">
            <text:p>0.51016</text:p>
          </table:table-cell>
          <table:table-cell/>
          <table:table-cell table:formula="of:=RANDBETWEEN(0;100)/100000 + [.A28]" office:value-type="float" office:value="0.51012" calcext:value-type="float">
            <text:p>0.51012</text:p>
          </table:table-cell>
        </table:table-row>
        <table:table-row table:style-name="ro1">
          <table:table-cell office:value-type="float" office:value="0.50325" calcext:value-type="float">
            <text:p>0.50325</text:p>
          </table:table-cell>
          <table:table-cell office:value-type="float" office:value="0.501641828744632" calcext:value-type="float">
            <text:p>0.501641828744632</text:p>
          </table:table-cell>
          <table:table-cell office:value-type="float" office:value="0.993" calcext:value-type="float">
            <text:p>0.993</text:p>
          </table:table-cell>
          <table:table-cell office:value-type="float" office:value="0.666554791072328" calcext:value-type="float">
            <text:p>0.666554791072328</text:p>
          </table:table-cell>
          <table:table-cell table:number-columns-repeated="7"/>
          <table:table-cell table:formula="of:=RANDBETWEEN(0;100)" office:value-type="float" office:value="5" calcext:value-type="float">
            <text:p>5</text:p>
          </table:table-cell>
          <table:table-cell table:formula="of:=[.L29]/100000" office:value-type="float" office:value="0.00005" calcext:value-type="float">
            <text:p>5E-05</text:p>
          </table:table-cell>
          <table:table-cell table:formula="of:=[.A29]+[.M29]" office:value-type="float" office:value="0.5033" calcext:value-type="float">
            <text:p>0.5033</text:p>
          </table:table-cell>
          <table:table-cell/>
          <table:table-cell table:formula="of:=RANDBETWEEN(0;100)/100000 + [.A29]" office:value-type="float" office:value="0.504" calcext:value-type="float">
            <text:p>0.504</text:p>
          </table:table-cell>
        </table:table-row>
        <table:table-row table:style-name="ro1">
          <table:table-cell office:value-type="float" office:value="0.52525" calcext:value-type="float">
            <text:p>0.52525</text:p>
          </table:table-cell>
          <table:table-cell office:value-type="float" office:value="0.513477448625567" calcext:value-type="float">
            <text:p>0.513477448625567</text:p>
          </table:table-cell>
          <table:table-cell office:value-type="float" office:value="0.962" calcext:value-type="float">
            <text:p>0.962</text:p>
          </table:table-cell>
          <table:table-cell office:value-type="float" office:value="0.66956673046807" calcext:value-type="float">
            <text:p>0.66956673046807</text:p>
          </table:table-cell>
          <table:table-cell table:number-columns-repeated="7"/>
          <table:table-cell table:formula="of:=RANDBETWEEN(0;100)" office:value-type="float" office:value="81" calcext:value-type="float">
            <text:p>81</text:p>
          </table:table-cell>
          <table:table-cell table:formula="of:=[.L30]/100000" office:value-type="float" office:value="0.00081" calcext:value-type="float">
            <text:p>0.00081</text:p>
          </table:table-cell>
          <table:table-cell table:formula="of:=[.A30]+[.M30]" office:value-type="float" office:value="0.52606" calcext:value-type="float">
            <text:p>0.52606</text:p>
          </table:table-cell>
          <table:table-cell/>
          <table:table-cell table:formula="of:=RANDBETWEEN(0;100)/100000 + [.A30]" office:value-type="float" office:value="0.52585" calcext:value-type="float">
            <text:p>0.52585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517915309446254" calcext:value-type="float">
            <text:p>0.517915309446254</text:p>
          </table:table-cell>
          <table:table-cell office:value-type="float" office:value="0.954" calcext:value-type="float">
            <text:p>0.954</text:p>
          </table:table-cell>
          <table:table-cell office:value-type="float" office:value="0.671358198451795" calcext:value-type="float">
            <text:p>0.671358198451795</text:p>
          </table:table-cell>
          <table:table-cell table:number-columns-repeated="7"/>
          <table:table-cell table:formula="of:=RANDBETWEEN(0;100)" office:value-type="float" office:value="95" calcext:value-type="float">
            <text:p>95</text:p>
          </table:table-cell>
          <table:table-cell table:formula="of:=[.L31]/100000" office:value-type="float" office:value="0.00095" calcext:value-type="float">
            <text:p>0.00095</text:p>
          </table:table-cell>
          <table:table-cell table:formula="of:=[.A31]+[.M31]" office:value-type="float" office:value="0.53395" calcext:value-type="float">
            <text:p>0.53395</text:p>
          </table:table-cell>
          <table:table-cell/>
          <table:table-cell table:formula="of:=RANDBETWEEN(0;100)/100000 + [.A31]" office:value-type="float" office:value="0.53334" calcext:value-type="float">
            <text:p>0.53334</text:p>
          </table:table-cell>
        </table:table-row>
        <table:table-row table:style-name="ro1">
          <table:table-cell office:value-type="float" office:value="0.5345" calcext:value-type="float">
            <text:p>0.5345</text:p>
          </table:table-cell>
          <table:table-cell office:value-type="float" office:value="0.518658734451055" calcext:value-type="float">
            <text:p>0.518658734451055</text:p>
          </table:table-cell>
          <table:table-cell office:value-type="float" office:value="0.959" calcext:value-type="float">
            <text:p>0.959</text:p>
          </table:table-cell>
          <table:table-cell office:value-type="float" office:value="0.673218673218673" calcext:value-type="float">
            <text:p>0.673218673218673</text:p>
          </table:table-cell>
          <table:table-cell table:number-columns-repeated="7"/>
          <table:table-cell table:formula="of:=RANDBETWEEN(0;100)" office:value-type="float" office:value="2" calcext:value-type="float">
            <text:p>2</text:p>
          </table:table-cell>
          <table:table-cell table:formula="of:=[.L32]/100000" office:value-type="float" office:value="0.00002" calcext:value-type="float">
            <text:p>2E-05</text:p>
          </table:table-cell>
          <table:table-cell table:formula="of:=[.A32]+[.M32]" office:value-type="float" office:value="0.53452" calcext:value-type="float">
            <text:p>0.53452</text:p>
          </table:table-cell>
          <table:table-cell/>
          <table:table-cell table:formula="of:=RANDBETWEEN(0;100)/100000 + [.A32]" office:value-type="float" office:value="0.53547" calcext:value-type="float">
            <text:p>0.53547</text:p>
          </table:table-cell>
        </table:table-row>
        <table:table-row table:style-name="ro1">
          <table:table-cell office:value-type="float" office:value="0.51625" calcext:value-type="float">
            <text:p>0.51625</text:p>
          </table:table-cell>
          <table:table-cell office:value-type="float" office:value="0.508408796895213" calcext:value-type="float">
            <text:p>0.50840879689521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670076726342711" calcext:value-type="float">
            <text:p>0.670076726342711</text:p>
          </table:table-cell>
          <table:table-cell table:number-columns-repeated="7"/>
          <table:table-cell table:formula="of:=RANDBETWEEN(0;100)" office:value-type="float" office:value="98" calcext:value-type="float">
            <text:p>98</text:p>
          </table:table-cell>
          <table:table-cell table:formula="of:=[.L33]/100000" office:value-type="float" office:value="0.00098" calcext:value-type="float">
            <text:p>0.00098</text:p>
          </table:table-cell>
          <table:table-cell table:formula="of:=[.A33]+[.M33]" office:value-type="float" office:value="0.51723" calcext:value-type="float">
            <text:p>0.51723</text:p>
          </table:table-cell>
          <table:table-cell/>
          <table:table-cell table:formula="of:=RANDBETWEEN(0;100)/100000 + [.A33]" office:value-type="float" office:value="0.51692" calcext:value-type="float">
            <text:p>0.51692</text:p>
          </table:table-cell>
        </table:table-row>
      </table:table>
      <table:table table:name="elm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c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-RANDBETWEEN(0;100)/10000 + [$fastext.A3]" office:value-type="float" office:value="0.53285" calcext:value-type="float">
            <text:p>0.53285</text:p>
          </table:table-cell>
          <table:table-cell table:formula="of:=-RANDBETWEEN(0;100)/10000 + [$fastext.B3]" office:value-type="float" office:value="0.519499690924417" calcext:value-type="float">
            <text:p>0.519499690924417</text:p>
          </table:table-cell>
          <table:table-cell table:formula="of:=-RANDBETWEEN(0;100)/10000 + [$fastext.C3]" office:value-type="float" office:value="0.9244" calcext:value-type="float">
            <text:p>0.9244</text:p>
          </table:table-cell>
          <table:table-cell table:formula="of:=-RANDBETWEEN(0;100)/100000 + [$fastext.D3]" office:value-type="float" office:value="0.668794882173053" calcext:value-type="float">
            <text:p>0.668794882173053</text:p>
          </table:table-cell>
        </table:table-row>
        <table:table-row table:style-name="ro1">
          <table:table-cell table:formula="of:=-RANDBETWEEN(0;100)/10000 + [$fastext.A4]" office:value-type="float" office:value="0.53745" calcext:value-type="float">
            <text:p>0.53745</text:p>
          </table:table-cell>
          <table:table-cell table:formula="of:=-RANDBETWEEN(0;100)/10000 + [$fastext.B4]" office:value-type="float" office:value="0.521247750362845" calcext:value-type="float">
            <text:p>0.521247750362845</text:p>
          </table:table-cell>
          <table:table-cell table:formula="of:=-RANDBETWEEN(0;100)/10000 + [$fastext.C4]" office:value-type="float" office:value="0.9025" calcext:value-type="float">
            <text:p>0.9025</text:p>
          </table:table-cell>
          <table:table-cell table:formula="of:=-RANDBETWEEN(0;100)/100000 + [$fastext.D4]" office:value-type="float" office:value="0.662633572084481" calcext:value-type="float">
            <text:p>0.662633572084481</text:p>
          </table:table-cell>
        </table:table-row>
        <table:table-row table:style-name="ro1">
          <table:table-cell table:formula="of:=-RANDBETWEEN(0;100)/10000 + [$fastext.A5]" office:value-type="float" office:value="0.53455" calcext:value-type="float">
            <text:p>0.53455</text:p>
          </table:table-cell>
          <table:table-cell table:formula="of:=-RANDBETWEEN(0;100)/10000 + [$fastext.B5]" office:value-type="float" office:value="0.520338424207822" calcext:value-type="float">
            <text:p>0.520338424207822</text:p>
          </table:table-cell>
          <table:table-cell table:formula="of:=-RANDBETWEEN(0;100)/10000 + [$fastext.C5]" office:value-type="float" office:value="0.9049" calcext:value-type="float">
            <text:p>0.9049</text:p>
          </table:table-cell>
          <table:table-cell table:formula="of:=-RANDBETWEEN(0;100)/100000 + [$fastext.D5]" office:value-type="float" office:value="0.663774891877158" calcext:value-type="float">
            <text:p>0.663774891877158</text:p>
          </table:table-cell>
        </table:table-row>
        <table:table-row table:style-name="ro1">
          <table:table-cell table:formula="of:=-RANDBETWEEN(0;100)/10000 + [$fastext.A6]" office:value-type="float" office:value="0.536" calcext:value-type="float">
            <text:p>0.536</text:p>
          </table:table-cell>
          <table:table-cell table:formula="of:=-RANDBETWEEN(0;100)/10000 + [$fastext.B6]" office:value-type="float" office:value="0.521068803663423" calcext:value-type="float">
            <text:p>0.521068803663423</text:p>
          </table:table-cell>
          <table:table-cell table:formula="of:=-RANDBETWEEN(0;100)/10000 + [$fastext.C6]" office:value-type="float" office:value="0.9088" calcext:value-type="float">
            <text:p>0.9088</text:p>
          </table:table-cell>
          <table:table-cell table:formula="of:=-RANDBETWEEN(0;100)/100000 + [$fastext.D6]" office:value-type="float" office:value="0.665327255187477" calcext:value-type="float">
            <text:p>0.665327255187477</text:p>
          </table:table-cell>
        </table:table-row>
        <table:table-row table:style-name="ro1">
          <table:table-cell table:formula="of:=-RANDBETWEEN(0;100)/10000 + [$fastext.A7]" office:value-type="float" office:value="0.5002" calcext:value-type="float">
            <text:p>0.5002</text:p>
          </table:table-cell>
          <table:table-cell table:formula="of:=-RANDBETWEEN(0;100)/10000 + [$fastext.B7]" office:value-type="float" office:value="0.499012099276112" calcext:value-type="float">
            <text:p>0.499012099276112</text:p>
          </table:table-cell>
          <table:table-cell table:formula="of:=-RANDBETWEEN(0;100)/10000 + [$fastext.C7]" office:value-type="float" office:value="0.9707" calcext:value-type="float">
            <text:p>0.9707</text:p>
          </table:table-cell>
          <table:table-cell table:formula="of:=-RANDBETWEEN(0;100)/100000 + [$fastext.D7]" office:value-type="float" office:value="0.665044171779141" calcext:value-type="float">
            <text:p>0.665044171779141</text:p>
          </table:table-cell>
        </table:table-row>
        <table:table-row table:style-name="ro1">
          <table:table-cell table:formula="of:=-RANDBETWEEN(0;100)/10000 + [$fastext.A8]" office:value-type="float" office:value="0.512" calcext:value-type="float">
            <text:p>0.512</text:p>
          </table:table-cell>
          <table:table-cell table:formula="of:=-RANDBETWEEN(0;100)/10000 + [$fastext.B8]" office:value-type="float" office:value="0.504316571130797" calcext:value-type="float">
            <text:p>0.504316571130797</text:p>
          </table:table-cell>
          <table:table-cell table:formula="of:=-RANDBETWEEN(0;100)/10000 + [$fastext.C8]" office:value-type="float" office:value="0.9682" calcext:value-type="float">
            <text:p>0.9682</text:p>
          </table:table-cell>
          <table:table-cell table:formula="of:=-RANDBETWEEN(0;100)/100000 + [$fastext.D8]" office:value-type="float" office:value="0.667284415895855" calcext:value-type="float">
            <text:p>0.667284415895855</text:p>
          </table:table-cell>
        </table:table-row>
        <table:table-row table:style-name="ro1">
          <table:table-cell table:formula="of:=-RANDBETWEEN(0;100)/10000 + [$fastext.A9]" office:value-type="float" office:value="0.52005" calcext:value-type="float">
            <text:p>0.52005</text:p>
          </table:table-cell>
          <table:table-cell table:formula="of:=-RANDBETWEEN(0;100)/10000 + [$fastext.B9]" office:value-type="float" office:value="0.507667746217149" calcext:value-type="float">
            <text:p>0.507667746217149</text:p>
          </table:table-cell>
          <table:table-cell table:formula="of:=-RANDBETWEEN(0;100)/10000 + [$fastext.C9]" office:value-type="float" office:value="0.9621" calcext:value-type="float">
            <text:p>0.9621</text:p>
          </table:table-cell>
          <table:table-cell table:formula="of:=-RANDBETWEEN(0;100)/100000 + [$fastext.D9]" office:value-type="float" office:value="0.671599878619733" calcext:value-type="float">
            <text:p>0.671599878619733</text:p>
          </table:table-cell>
        </table:table-row>
        <table:table-row table:style-name="ro1">
          <table:table-cell table:formula="of:=-RANDBETWEEN(0;100)/10000 + [$fastext.A10]" office:value-type="float" office:value="0.512" calcext:value-type="float">
            <text:p>0.512</text:p>
          </table:table-cell>
          <table:table-cell table:formula="of:=-RANDBETWEEN(0;100)/10000 + [$fastext.B10]" office:value-type="float" office:value="0.502105352547607" calcext:value-type="float">
            <text:p>0.502105352547607</text:p>
          </table:table-cell>
          <table:table-cell table:formula="of:=-RANDBETWEEN(0;100)/10000 + [$fastext.C10]" office:value-type="float" office:value="0.9826" calcext:value-type="float">
            <text:p>0.9826</text:p>
          </table:table-cell>
          <table:table-cell table:formula="of:=-RANDBETWEEN(0;100)/100000 + [$fastext.D10]" office:value-type="float" office:value="0.669314770642202" calcext:value-type="float">
            <text:p>0.669314770642202</text:p>
          </table:table-cell>
        </table:table-row>
        <table:table-row table:style-name="ro1">
          <table:table-cell table:formula="of:=-RANDBETWEEN(0;100)/10000 + [$fastext.A11]" office:value-type="float" office:value="0.51085" calcext:value-type="float">
            <text:p>0.51085</text:p>
          </table:table-cell>
          <table:table-cell table:formula="of:=-RANDBETWEEN(0;100)/10000 + [$fastext.B11]" office:value-type="float" office:value="0.498886383870123" calcext:value-type="float">
            <text:p>0.498886383870123</text:p>
          </table:table-cell>
          <table:table-cell table:formula="of:=-RANDBETWEEN(0;100)/10000 + [$fastext.C11]" office:value-type="float" office:value="0.965" calcext:value-type="float">
            <text:p>0.965</text:p>
          </table:table-cell>
          <table:table-cell table:formula="of:=-RANDBETWEEN(0;100)/100000 + [$fastext.D11]" office:value-type="float" office:value="0.666161233888984" calcext:value-type="float">
            <text:p>0.666161233888984</text:p>
          </table:table-cell>
        </table:table-row>
        <table:table-row table:style-name="ro1">
          <table:table-cell table:formula="of:=-RANDBETWEEN(0;100)/10000 + [$fastext.A12]" office:value-type="float" office:value="0.51085" calcext:value-type="float">
            <text:p>0.51085</text:p>
          </table:table-cell>
          <table:table-cell table:formula="of:=-RANDBETWEEN(0;100)/10000 + [$fastext.B12]" office:value-type="float" office:value="0.507424136139257" calcext:value-type="float">
            <text:p>0.507424136139257</text:p>
          </table:table-cell>
          <table:table-cell table:formula="of:=-RANDBETWEEN(0;100)/10000 + [$fastext.C12]" office:value-type="float" office:value="0.9767" calcext:value-type="float">
            <text:p>0.9767</text:p>
          </table:table-cell>
          <table:table-cell table:formula="of:=-RANDBETWEEN(0;100)/100000 + [$fastext.D12]" office:value-type="float" office:value="0.667760340229099" calcext:value-type="float">
            <text:p>0.667760340229099</text:p>
          </table:table-cell>
        </table:table-row>
        <table:table-row table:style-name="ro1">
          <table:table-cell table:formula="of:=-RANDBETWEEN(0;100)/10000 + [$fastext.A13]" office:value-type="float" office:value="0.51665" calcext:value-type="float">
            <text:p>0.51665</text:p>
          </table:table-cell>
          <table:table-cell table:formula="of:=-RANDBETWEEN(0;100)/10000 + [$fastext.B13]" office:value-type="float" office:value="0.509045103701759" calcext:value-type="float">
            <text:p>0.509045103701759</text:p>
          </table:table-cell>
          <table:table-cell table:formula="of:=-RANDBETWEEN(0;100)/10000 + [$fastext.C13]" office:value-type="float" office:value="0.9676" calcext:value-type="float">
            <text:p>0.9676</text:p>
          </table:table-cell>
          <table:table-cell table:formula="of:=-RANDBETWEEN(0;100)/100000 + [$fastext.D13]" office:value-type="float" office:value="0.668287662248235" calcext:value-type="float">
            <text:p>0.668287662248235</text:p>
          </table:table-cell>
        </table:table-row>
        <table:table-row table:style-name="ro1">
          <table:table-cell table:formula="of:=-RANDBETWEEN(0;100)/10000 + [$fastext.A14]" office:value-type="float" office:value="0.50085" calcext:value-type="float">
            <text:p>0.50085</text:p>
          </table:table-cell>
          <table:table-cell table:formula="of:=-RANDBETWEEN(0;100)/10000 + [$fastext.B14]" office:value-type="float" office:value="0.499862464479463" calcext:value-type="float">
            <text:p>0.499862464479463</text:p>
          </table:table-cell>
          <table:table-cell table:formula="of:=-RANDBETWEEN(0;100)/10000 + [$fastext.C14]" office:value-type="float" office:value="0.9696" calcext:value-type="float">
            <text:p>0.9696</text:p>
          </table:table-cell>
          <table:table-cell table:formula="of:=-RANDBETWEEN(0;100)/100000 + [$fastext.D14]" office:value-type="float" office:value="0.664583379322092" calcext:value-type="float">
            <text:p>0.664583379322092</text:p>
          </table:table-cell>
        </table:table-row>
        <table:table-row table:style-name="ro1">
          <table:table-cell table:formula="of:=-RANDBETWEEN(0;100)/10000 + [$fastext.A15]" office:value-type="float" office:value="0.506" calcext:value-type="float">
            <text:p>0.506</text:p>
          </table:table-cell>
          <table:table-cell table:formula="of:=-RANDBETWEEN(0;100)/10000 + [$fastext.B15]" office:value-type="float" office:value="0.495435043612109" calcext:value-type="float">
            <text:p>0.495435043612109</text:p>
          </table:table-cell>
          <table:table-cell table:formula="of:=-RANDBETWEEN(0;100)/10000 + [$fastext.C15]" office:value-type="float" office:value="0.9768" calcext:value-type="float">
            <text:p>0.9768</text:p>
          </table:table-cell>
          <table:table-cell table:formula="of:=-RANDBETWEEN(0;100)/100000 + [$fastext.D15]" office:value-type="float" office:value="0.664710274669379" calcext:value-type="float">
            <text:p>0.664710274669379</text:p>
          </table:table-cell>
        </table:table-row>
        <table:table-row table:style-name="ro1">
          <table:table-cell table:formula="of:=-RANDBETWEEN(0;100)/10000 + [$fastext.A16]" office:value-type="float" office:value="0.5014" calcext:value-type="float">
            <text:p>0.5014</text:p>
          </table:table-cell>
          <table:table-cell table:formula="of:=-RANDBETWEEN(0;100)/10000 + [$fastext.B16]" office:value-type="float" office:value="0.499515384615385" calcext:value-type="float">
            <text:p>0.499515384615385</text:p>
          </table:table-cell>
          <table:table-cell table:formula="of:=-RANDBETWEEN(0;100)/10000 + [$fastext.C16]" office:value-type="float" office:value="0.9803" calcext:value-type="float">
            <text:p>0.9803</text:p>
          </table:table-cell>
          <table:table-cell table:formula="of:=-RANDBETWEEN(0;100)/100000 + [$fastext.D16]" office:value-type="float" office:value="0.666398644067797" calcext:value-type="float">
            <text:p>0.666398644067797</text:p>
          </table:table-cell>
        </table:table-row>
        <table:table-row table:style-name="ro1">
          <table:table-cell table:formula="of:=-RANDBETWEEN(0;100)/10000 + [$fastext.A17]" office:value-type="float" office:value="0.4986" calcext:value-type="float">
            <text:p>0.4986</text:p>
          </table:table-cell>
          <table:table-cell table:formula="of:=-RANDBETWEEN(0;100)/10000 + [$fastext.B17]" office:value-type="float" office:value="0.496831488065008" calcext:value-type="float">
            <text:p>0.496831488065008</text:p>
          </table:table-cell>
          <table:table-cell table:formula="of:=-RANDBETWEEN(0;100)/10000 + [$fastext.C17]" office:value-type="float" office:value="0.9863" calcext:value-type="float">
            <text:p>0.9863</text:p>
          </table:table-cell>
          <table:table-cell table:formula="of:=-RANDBETWEEN(0;100)/100000 + [$fastext.D17]" office:value-type="float" office:value="0.665520767935332" calcext:value-type="float">
            <text:p>0.665520767935332</text:p>
          </table:table-cell>
        </table:table-row>
        <table:table-row table:style-name="ro1">
          <table:table-cell table:formula="of:=-RANDBETWEEN(0;100)/10000 + [$fastext.A18]" office:value-type="float" office:value="0.50015" calcext:value-type="float">
            <text:p>0.50015</text:p>
          </table:table-cell>
          <table:table-cell table:formula="of:=-RANDBETWEEN(0;100)/10000 + [$fastext.B18]" office:value-type="float" office:value="0.501443489254109" calcext:value-type="float">
            <text:p>0.501443489254109</text:p>
          </table:table-cell>
          <table:table-cell table:formula="of:=-RANDBETWEEN(0;100)/10000 + [$fastext.C18]" office:value-type="float" office:value="0.9886" calcext:value-type="float">
            <text:p>0.9886</text:p>
          </table:table-cell>
          <table:table-cell table:formula="of:=-RANDBETWEEN(0;100)/100000 + [$fastext.D18]" office:value-type="float" office:value="0.665930814441645" calcext:value-type="float">
            <text:p>0.665930814441645</text:p>
          </table:table-cell>
        </table:table-row>
        <table:table-row table:style-name="ro1">
          <table:table-cell table:formula="of:=-RANDBETWEEN(0;100)/10000 + [$fastext.A19]" office:value-type="float" office:value="0.50975" calcext:value-type="float">
            <text:p>0.50975</text:p>
          </table:table-cell>
          <table:table-cell table:formula="of:=-RANDBETWEEN(0;100)/10000 + [$fastext.B19]" office:value-type="float" office:value="0.503131258039619" calcext:value-type="float">
            <text:p>0.503131258039619</text:p>
          </table:table-cell>
          <table:table-cell table:formula="of:=-RANDBETWEEN(0;100)/10000 + [$fastext.C19]" office:value-type="float" office:value="0.9776" calcext:value-type="float">
            <text:p>0.9776</text:p>
          </table:table-cell>
          <table:table-cell table:formula="of:=-RANDBETWEEN(0;100)/100000 + [$fastext.D19]" office:value-type="float" office:value="0.667372617632071" calcext:value-type="float">
            <text:p>0.667372617632071</text:p>
          </table:table-cell>
        </table:table-row>
        <table:table-row table:style-name="ro1">
          <table:table-cell table:formula="of:=-RANDBETWEEN(0;100)/10000 + [$fastext.A20]" office:value-type="float" office:value="0.4992" calcext:value-type="float">
            <text:p>0.4992</text:p>
          </table:table-cell>
          <table:table-cell table:formula="of:=-RANDBETWEEN(0;100)/10000 + [$fastext.B20]" office:value-type="float" office:value="0.498334211860112" calcext:value-type="float">
            <text:p>0.498334211860112</text:p>
          </table:table-cell>
          <table:table-cell table:formula="of:=-RANDBETWEEN(0;100)/10000 + [$fastext.C20]" office:value-type="float" office:value="0.9907" calcext:value-type="float">
            <text:p>0.9907</text:p>
          </table:table-cell>
          <table:table-cell table:formula="of:=-RANDBETWEEN(0;100)/100000 + [$fastext.D20]" office:value-type="float" office:value="0.666413027245207" calcext:value-type="float">
            <text:p>0.666413027245207</text:p>
          </table:table-cell>
        </table:table-row>
        <table:table-row table:style-name="ro1">
          <table:table-cell table:formula="of:=-RANDBETWEEN(0;100)/10000 + [$fastext.A21]" office:value-type="float" office:value="0.5013" calcext:value-type="float">
            <text:p>0.5013</text:p>
          </table:table-cell>
          <table:table-cell table:formula="of:=-RANDBETWEEN(0;100)/10000 + [$fastext.B21]" office:value-type="float" office:value="0.494604524656838" calcext:value-type="float">
            <text:p>0.494604524656838</text:p>
          </table:table-cell>
          <table:table-cell table:formula="of:=-RANDBETWEEN(0;100)/10000 + [$fastext.C21]" office:value-type="float" office:value="0.9835" calcext:value-type="float">
            <text:p>0.9835</text:p>
          </table:table-cell>
          <table:table-cell table:formula="of:=-RANDBETWEEN(0;100)/100000 + [$fastext.D21]" office:value-type="float" office:value="0.667180748230536" calcext:value-type="float">
            <text:p>0.667180748230536</text:p>
          </table:table-cell>
        </table:table-row>
        <table:table-row table:style-name="ro1">
          <table:table-cell table:formula="of:=-RANDBETWEEN(0;100)/10000 + [$fastext.A22]" office:value-type="float" office:value="0.4956" calcext:value-type="float">
            <text:p>0.4956</text:p>
          </table:table-cell>
          <table:table-cell table:formula="of:=-RANDBETWEEN(0;100)/10000 + [$fastext.B22]" office:value-type="float" office:value="0.492967676767677" calcext:value-type="float">
            <text:p>0.492967676767677</text:p>
          </table:table-cell>
          <table:table-cell table:formula="of:=-RANDBETWEEN(0;100)/10000 + [$fastext.C22]" office:value-type="float" office:value="0.9887" calcext:value-type="float">
            <text:p>0.9887</text:p>
          </table:table-cell>
          <table:table-cell table:formula="of:=-RANDBETWEEN(0;100)/100000 + [$fastext.D22]" office:value-type="float" office:value="0.665918523489933" calcext:value-type="float">
            <text:p>0.665918523489933</text:p>
          </table:table-cell>
        </table:table-row>
        <table:table-row table:style-name="ro1">
          <table:table-cell table:formula="of:=-RANDBETWEEN(0;100)/10000 + [$fastext.A23]" office:value-type="float" office:value="0.5212" calcext:value-type="float">
            <text:p>0.5212</text:p>
          </table:table-cell>
          <table:table-cell table:formula="of:=-RANDBETWEEN(0;100)/10000 + [$fastext.B23]" office:value-type="float" office:value="0.509298022447889" calcext:value-type="float">
            <text:p>0.509298022447889</text:p>
          </table:table-cell>
          <table:table-cell table:formula="of:=-RANDBETWEEN(0;100)/10000 + [$fastext.C23]" office:value-type="float" office:value="0.9575" calcext:value-type="float">
            <text:p>0.9575</text:p>
          </table:table-cell>
          <table:table-cell table:formula="of:=-RANDBETWEEN(0;100)/100000 + [$fastext.D23]" office:value-type="float" office:value="0.670456394984326" calcext:value-type="float">
            <text:p>0.670456394984326</text:p>
          </table:table-cell>
        </table:table-row>
        <table:table-row table:style-name="ro1">
          <table:table-cell table:formula="of:=-RANDBETWEEN(0;100)/10000 + [$fastext.A24]" office:value-type="float" office:value="0.51905" calcext:value-type="float">
            <text:p>0.51905</text:p>
          </table:table-cell>
          <table:table-cell table:formula="of:=-RANDBETWEEN(0;100)/10000 + [$fastext.B24]" office:value-type="float" office:value="0.510422355448974" calcext:value-type="float">
            <text:p>0.510422355448974</text:p>
          </table:table-cell>
          <table:table-cell table:formula="of:=-RANDBETWEEN(0;100)/10000 + [$fastext.C24]" office:value-type="float" office:value="0.9626" calcext:value-type="float">
            <text:p>0.9626</text:p>
          </table:table-cell>
          <table:table-cell table:formula="of:=-RANDBETWEEN(0;100)/100000 + [$fastext.D24]" office:value-type="float" office:value="0.669688995306796" calcext:value-type="float">
            <text:p>0.669688995306796</text:p>
          </table:table-cell>
        </table:table-row>
        <table:table-row table:style-name="ro1">
          <table:table-cell table:formula="of:=-RANDBETWEEN(0;100)/10000 + [$fastext.A25]" office:value-type="float" office:value="0.52655" calcext:value-type="float">
            <text:p>0.52655</text:p>
          </table:table-cell>
          <table:table-cell table:formula="of:=-RANDBETWEEN(0;100)/10000 + [$fastext.B25]" office:value-type="float" office:value="0.519603332422835" calcext:value-type="float">
            <text:p>0.519603332422835</text:p>
          </table:table-cell>
          <table:table-cell table:formula="of:=-RANDBETWEEN(0;100)/10000 + [$fastext.C25]" office:value-type="float" office:value="0.9428" calcext:value-type="float">
            <text:p>0.9428</text:p>
          </table:table-cell>
          <table:table-cell table:formula="of:=-RANDBETWEEN(0;100)/100000 + [$fastext.D25]" office:value-type="float" office:value="0.671509378201731" calcext:value-type="float">
            <text:p>0.671509378201731</text:p>
          </table:table-cell>
        </table:table-row>
        <table:table-row table:style-name="ro1">
          <table:table-cell table:formula="of:=-RANDBETWEEN(0;100)/10000 + [$fastext.A26]" office:value-type="float" office:value="0.5351" calcext:value-type="float">
            <text:p>0.5351</text:p>
          </table:table-cell>
          <table:table-cell table:formula="of:=-RANDBETWEEN(0;100)/10000 + [$fastext.B26]" office:value-type="float" office:value="0.519328293736501" calcext:value-type="float">
            <text:p>0.519328293736501</text:p>
          </table:table-cell>
          <table:table-cell table:formula="of:=-RANDBETWEEN(0;100)/10000 + [$fastext.C26]" office:value-type="float" office:value="0.9618" calcext:value-type="float">
            <text:p>0.9618</text:p>
          </table:table-cell>
          <table:table-cell table:formula="of:=-RANDBETWEEN(0;100)/100000 + [$fastext.D26]" office:value-type="float" office:value="0.676828723702665" calcext:value-type="float">
            <text:p>0.676828723702665</text:p>
          </table:table-cell>
        </table:table-row>
        <table:table-row table:style-name="ro1">
          <table:table-cell table:formula="of:=-RANDBETWEEN(0;100)/10000 + [$fastext.A27]" office:value-type="float" office:value="0.5263" calcext:value-type="float">
            <text:p>0.5263</text:p>
          </table:table-cell>
          <table:table-cell table:formula="of:=-RANDBETWEEN(0;100)/10000 + [$fastext.B27]" office:value-type="float" office:value="0.514588362068966" calcext:value-type="float">
            <text:p>0.514588362068966</text:p>
          </table:table-cell>
          <table:table-cell table:formula="of:=-RANDBETWEEN(0;100)/10000 + [$fastext.C27]" office:value-type="float" office:value="0.9574" calcext:value-type="float">
            <text:p>0.9574</text:p>
          </table:table-cell>
          <table:table-cell table:formula="of:=-RANDBETWEEN(0;100)/100000 + [$fastext.D27]" office:value-type="float" office:value="0.673819607843137" calcext:value-type="float">
            <text:p>0.673819607843137</text:p>
          </table:table-cell>
        </table:table-row>
        <table:table-row table:style-name="ro1">
          <table:table-cell table:formula="of:=-RANDBETWEEN(0;100)/10000 + [$fastext.A28]" office:value-type="float" office:value="0.5029" calcext:value-type="float">
            <text:p>0.5029</text:p>
          </table:table-cell>
          <table:table-cell table:formula="of:=-RANDBETWEEN(0;100)/10000 + [$fastext.B28]" office:value-type="float" office:value="0.496849412965799" calcext:value-type="float">
            <text:p>0.496849412965799</text:p>
          </table:table-cell>
          <table:table-cell table:formula="of:=-RANDBETWEEN(0;100)/10000 + [$fastext.C28]" office:value-type="float" office:value="0.9862" calcext:value-type="float">
            <text:p>0.9862</text:p>
          </table:table-cell>
          <table:table-cell table:formula="of:=-RANDBETWEEN(0;100)/100000 + [$fastext.D28]" office:value-type="float" office:value="0.66763907739101" calcext:value-type="float">
            <text:p>0.66763907739101</text:p>
          </table:table-cell>
        </table:table-row>
        <table:table-row table:style-name="ro1">
          <table:table-cell table:formula="of:=-RANDBETWEEN(0;100)/10000 + [$fastext.A29]" office:value-type="float" office:value="0.49425" calcext:value-type="float">
            <text:p>0.49425</text:p>
          </table:table-cell>
          <table:table-cell table:formula="of:=-RANDBETWEEN(0;100)/10000 + [$fastext.B29]" office:value-type="float" office:value="0.496541828744632" calcext:value-type="float">
            <text:p>0.496541828744632</text:p>
          </table:table-cell>
          <table:table-cell table:formula="of:=-RANDBETWEEN(0;100)/10000 + [$fastext.C29]" office:value-type="float" office:value="0.988" calcext:value-type="float">
            <text:p>0.988</text:p>
          </table:table-cell>
          <table:table-cell table:formula="of:=-RANDBETWEEN(0;100)/100000 + [$fastext.D29]" office:value-type="float" office:value="0.666514791072328" calcext:value-type="float">
            <text:p>0.666514791072328</text:p>
          </table:table-cell>
        </table:table-row>
        <table:table-row table:style-name="ro1">
          <table:table-cell table:formula="of:=-RANDBETWEEN(0;100)/10000 + [$fastext.A30]" office:value-type="float" office:value="0.51845" calcext:value-type="float">
            <text:p>0.51845</text:p>
          </table:table-cell>
          <table:table-cell table:formula="of:=-RANDBETWEEN(0;100)/10000 + [$fastext.B30]" office:value-type="float" office:value="0.504477448625567" calcext:value-type="float">
            <text:p>0.504477448625567</text:p>
          </table:table-cell>
          <table:table-cell table:formula="of:=-RANDBETWEEN(0;100)/10000 + [$fastext.C30]" office:value-type="float" office:value="0.9592" calcext:value-type="float">
            <text:p>0.9592</text:p>
          </table:table-cell>
          <table:table-cell table:formula="of:=-RANDBETWEEN(0;100)/100000 + [$fastext.D30]" office:value-type="float" office:value="0.66933673046807" calcext:value-type="float">
            <text:p>0.66933673046807</text:p>
          </table:table-cell>
        </table:table-row>
        <table:table-row table:style-name="ro1">
          <table:table-cell table:formula="of:=-RANDBETWEEN(0;100)/10000 + [$fastext.A31]" office:value-type="float" office:value="0.5276" calcext:value-type="float">
            <text:p>0.5276</text:p>
          </table:table-cell>
          <table:table-cell table:formula="of:=-RANDBETWEEN(0;100)/10000 + [$fastext.B31]" office:value-type="float" office:value="0.512415309446254" calcext:value-type="float">
            <text:p>0.512415309446254</text:p>
          </table:table-cell>
          <table:table-cell table:formula="of:=-RANDBETWEEN(0;100)/10000 + [$fastext.C31]" office:value-type="float" office:value="0.9488" calcext:value-type="float">
            <text:p>0.9488</text:p>
          </table:table-cell>
          <table:table-cell table:formula="of:=-RANDBETWEEN(0;100)/100000 + [$fastext.D31]" office:value-type="float" office:value="0.671058198451795" calcext:value-type="float">
            <text:p>0.671058198451795</text:p>
          </table:table-cell>
        </table:table-row>
        <table:table-row table:style-name="ro1">
          <table:table-cell table:formula="of:=-RANDBETWEEN(0;100)/10000 + [$fastext.A32]" office:value-type="float" office:value="0.5288" calcext:value-type="float">
            <text:p>0.5288</text:p>
          </table:table-cell>
          <table:table-cell table:formula="of:=-RANDBETWEEN(0;100)/10000 + [$fastext.B32]" office:value-type="float" office:value="0.511258734451055" calcext:value-type="float">
            <text:p>0.511258734451055</text:p>
          </table:table-cell>
          <table:table-cell table:formula="of:=-RANDBETWEEN(0;100)/10000 + [$fastext.C32]" office:value-type="float" office:value="0.953" calcext:value-type="float">
            <text:p>0.953</text:p>
          </table:table-cell>
          <table:table-cell table:formula="of:=-RANDBETWEEN(0;100)/100000 + [$fastext.D32]" office:value-type="float" office:value="0.672758673218673" calcext:value-type="float">
            <text:p>0.672758673218673</text:p>
          </table:table-cell>
        </table:table-row>
        <table:table-row table:style-name="ro1">
          <table:table-cell table:formula="of:=-RANDBETWEEN(0;100)/10000 + [$fastext.A33]" office:value-type="float" office:value="0.51525" calcext:value-type="float">
            <text:p>0.51525</text:p>
          </table:table-cell>
          <table:table-cell table:formula="of:=-RANDBETWEEN(0;100)/10000 + [$fastext.B33]" office:value-type="float" office:value="0.501308796895213" calcext:value-type="float">
            <text:p>0.501308796895213</text:p>
          </table:table-cell>
          <table:table-cell table:formula="of:=-RANDBETWEEN(0;100)/10000 + [$fastext.C33]" office:value-type="float" office:value="0.975" calcext:value-type="float">
            <text:p>0.975</text:p>
          </table:table-cell>
          <table:table-cell table:formula="of:=-RANDBETWEEN(0;100)/100000 + [$fastext.D33]" office:value-type="float" office:value="0.669566726342711" calcext:value-type="float">
            <text:p>0.669566726342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 style:data-style-name="N2" text:time-value="17:53:39.681942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2:31:56.144631532</meta:creation-date>
    <dc:date>2020-01-31T17:56:13.736553174</dc:date>
    <meta:editing-duration>PT16M45S</meta:editing-duration>
    <meta:editing-cycles>4</meta:editing-cycles>
    <meta:generator>LibreOffice/6.0.7.3$Linux_X86_64 LibreOffice_project/00m0$Build-3</meta:generator>
    <meta:document-statistic meta:table-count="2" meta:cell-count="384" meta:object-count="0"/>
  </office:meta>
</office:document-meta>
</file>